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text-align="justify" style:justify-single-word="false" style:writing-mode="rl-tb"/>
      <style:text-properties style:font-name="XB Zar" style:font-name-complex="XB Zar"/>
    </style:style>
    <style:style style:name="P3" style:family="paragraph" style:parent-style-name="Standard" style:list-style-name="L1">
      <style:paragraph-properties fo:text-align="justify" style:justify-single-word="false" style:writing-mode="rl-tb"/>
      <style:text-properties style:font-name="XB Zar" style:font-name-complex="XB Zar"/>
    </style:style>
    <style:style style:name="P4" style:family="paragraph" style:parent-style-name="Standard" style:list-style-name="L2">
      <style:paragraph-properties fo:text-align="justify" style:justify-single-word="false" style:writing-mode="rl-tb"/>
      <style:text-properties style:font-name="XB Zar" style:font-name-complex="XB Zar"/>
    </style:style>
    <style:style style:name="P5" style:family="paragraph" style:parent-style-name="Standard" style:list-style-name="L3">
      <style:paragraph-properties fo:text-align="justify" style:justify-single-word="false" style:writing-mode="rl-tb"/>
      <style:text-properties style:font-name="XB Zar" style:font-name-complex="XB Zar"/>
    </style:style>
    <style:style style:name="P6"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7"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8"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9"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P10"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1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12"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name-asian="CAAAAA+XBZar" style:font-size-asian="13pt" style:font-name-complex="XB Zar" style:font-size-complex="13pt"/>
    </style:style>
    <style:style style:name="P1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1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نرم‌افزارهای آزاد در تمام ابعاد زندگی ما و آنجا که ما به فناوری نیاز داریم، در جریان‌اند. شناخت نرم‌افزارهای آزاد و دلیل وجود آن‌ها به ما کمک می‌کند تا با خیالی آسوده از ظرفیت‌های موجود در این نرم‌افزارها بهره بریم. هدف این فصل آشنایی خواننده با مفاهیم نرم‌افزار آزاد و انگیزه‌های کاربران و توسعه‌دهندگان آن و آشنایی مختصری با نسخه‌های مختلف سیستم‌عامل گنو/لینوکس است.</text:p>
      <text:p text:style-name="P10"/>
      <text:p text:style-name="P11"><text:span text:style-name="T1">مفاهیم نرم‌افزار آزاد</text:span><text:span text:style-name="T1"><text:note text:id="ftn1" text:note-class="footnote"><text:note-citation>1</text:note-citation><text:note-body><text:p text:style-name="Footnote">Free Software</text:p></text:note-body></text:note></text:span></text:p>
      <text:p text:style-name="P11"/>
      <text:p text:style-name="P11">نرم‌افزار آزاد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11">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2"><text:span text:style-name="T1">آزادی صفر</text:span>: آزادی اجرای برنامه برای هر منظوری.</text:p>
      <text:p text:style-name="P2"><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9">پیش‌شرط</text:span> این آزادی است.</text:p>
      <text:p text:style-name="P2"><text:span text:style-name="T1">آزادی دو</text:span>: آزادی توزیع مجدد رونوشت برنامه‌ها.</text:p>
      <text:p text:style-name="P2"><text:span text:style-name="T1">آزادی سه</text:span>: آزادی بهبود برنامه و انتشار این تغییرات برای عموم، بنابراین تمام جامعه از آن بهره می‌برند. دسترسی به کد منبع <text:span text:style-name="T9">پیش‌شرط</text:span> این آزادی است. (Free Software Foundation, Inc. 2010)</text:p>
      <text:p text:style-name="P12">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11"><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ممنوع است. در‌واقع کاربر با خرید نرم‌افزار اختصاصی تنها اجازه‌ی استفاده‌ی محدود از نرم‌افزار در شرایط و 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text:span><text:span text:style-name="T2">قابل </text:span><text:soft-page-break/><text:span text:style-name="T2">به‌روز رسانی نیستند و پشتیبانی نمی‌شوند. البته در کشور ما، استفاده از نرم‌افزارها به این صورت معمول نیست.</text:span></text:p>
      <text:p text:style-name="P11"><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12"/>
      <text:p text:style-name="P13">انگیزه‌ها</text:p>
      <text:list xml:id="list1283204359" text:style-name="L1">
        <text:list-item>
          <text:p text:style-name="P3">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 <text:span text:style-name="T9">برای مطالعه‌ی بیشتر در این زمینه به Free Software, free society. Selected essays of Richard M. Stallman و The Hacker ethic and the spirit of the information age. Random House, 2001 مراجعه شود.</text:span></text:p>
        </text:list-item>
        <text:list-item>
          <text:p text:style-name="P6"><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7">جدا از این انگیزه‌های اصلی، کسانی که بر روی نرم‌افزارهای آزاد کار می‌کنند، این کار را برای بسیاری از <text:s/>دلیل‌های دیگر نیز انجام می‌دهد که از آن جمله می‌توان به سرگرمی، تجارت و … اشاره کرد.</text:p>
      <text:p text:style-name="P7"/>
      <text:p text:style-name="P14">سیستم‌عامل گنو/لینوکس و توزیع‌های آن</text:p>
      <text:p text:style-name="P15">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15">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دستور کار قرار گرفت، هِرد<text:note text:id="ftn10" text:note-class="footnote"><text:note-citation>10</text:note-citation><text:note-body><text:p text:style-name="Footnote">Hurd</text:p></text:note-body></text:note> نام دارد که هنوز در حال توسعه است.</text:p>
      <text:p text:style-name="P15"><text:soft-page-break/>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15">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1301890083" text:style-name="L2">
        <text:list-item>
          <text:p text:style-name="P4"><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8"><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بر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4"><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بر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7">مهم‌ترین توزیع‌های گنو/لینوکس به شرح زیر است:</text:p>
      <text:list xml:id="list1987753362" text:style-name="L3">
        <text:list-item>
          <text:p text:style-name="P5"><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9"><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بر روی بیشتر پلت‌فرم‌های سخت‌افزاری موجود قابل اجرا است.</text:span></text:p>
        </text:list-item>
        <text:list-item>
          <text:p text:style-name="P9"><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9"><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بر روی کاربری </text:span><text:span text:style-name="T4">آسان، </text:span><text:soft-page-break/><text:span text:style-name="T4">آزادی، انتشار‌های منظم (هر ۶ ماه یکبار) و نصب آسان است.</text:span></text:p>
        </text:list-item>
      </text:list>
      <text:p text:style-name="P7">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6T16:03:04</dc:date>
    <dc:creator>Mostafa Moradian</dc:creator>
    <meta:editing-duration>PT5H40M18S</meta:editing-duration>
    <meta:editing-cycles>346</meta:editing-cycles>
    <meta:generator>LibreOffice/3.3$Linux LibreOffice_project/330m19$Build-202</meta:generator>
    <meta:document-statistic meta:table-count="0" meta:image-count="0" meta:object-count="0" meta:page-count="4" meta:paragraph-count="49" meta:word-count="1586" meta:character-count="8390"/>
  </office:meta>
</office:document-meta>
</file>